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f950" officeooo:paragraph-rsid="0000f950"/>
    </style:style>
    <style:style style:name="P2" style:family="paragraph" style:parent-style-name="Standard">
      <style:text-properties fo:font-weight="bold" officeooo:rsid="0000f950" officeooo:paragraph-rsid="0000f950" style:font-weight-asian="bold" style:font-weight-complex="bold"/>
    </style:style>
    <style:style style:name="P3" style:family="paragraph" style:parent-style-name="Standard">
      <style:text-properties fo:font-weight="bold" officeooo:rsid="0003242a" officeooo:paragraph-rsid="0003242a" style:font-weight-asian="bold" style:font-weight-complex="bold"/>
    </style:style>
    <style:style style:name="P4" style:family="paragraph" style:parent-style-name="Standard">
      <style:text-properties officeooo:rsid="0000f950" officeooo:paragraph-rsid="0000f950"/>
    </style:style>
    <style:style style:name="P5"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6" style:family="paragraph" style:parent-style-name="Standard">
      <style:text-properties style:text-underline-style="solid" style:text-underline-width="auto" style:text-underline-color="font-color" fo:font-weight="bold" officeooo:rsid="00051e4b" officeooo:paragraph-rsid="00051e4b" style:font-weight-asian="bold" style:font-weight-complex="bold"/>
    </style:style>
    <style:style style:name="P7" style:family="paragraph" style:parent-style-name="Standard">
      <style:text-properties style:text-underline-style="none" fo:font-weight="bold" officeooo:rsid="00051e4b" officeooo:paragraph-rsid="00051e4b" style:font-weight-asian="bold" style:font-weight-complex="bold"/>
    </style:style>
    <style:style style:name="P8" style:family="paragraph" style:parent-style-name="Standard">
      <style:text-properties style:text-underline-style="none" fo:font-weight="bold" officeooo:rsid="0006ca7d" officeooo:paragraph-rsid="0006ca7d" style:font-weight-asian="bold" style:font-weight-complex="bold"/>
    </style:style>
    <style:style style:name="T1" style:family="text">
      <style:text-properties officeooo:rsid="000156c2"/>
    </style:style>
    <style:style style:name="T2" style:family="text">
      <style:text-properties fo:font-weight="normal" style:font-weight-asian="normal" style:font-weight-complex="normal"/>
    </style:style>
    <style:style style:name="T3" style:family="text">
      <style:text-properties fo:font-weight="normal" officeooo:rsid="00051e4b" style:font-weight-asian="normal" style:font-weight-complex="normal"/>
    </style:style>
    <style:style style:name="T4" style:family="text">
      <style:text-properties fo:font-weight="normal" officeooo:rsid="0007ad04"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4:</text:p>
      <text:p text:style-name="P1"/>
      <text:p text:style-name="P1"><text:tab/>Tanto en el caso a) como en el caso b) se generan 7 procesos hijos (8 contando el proceso inicial del programa). En ambos casos se puede dar que queden procesos huerfanos, esto no ocurriá siempre debido a que depende que procesos se cierren primero. </text:p>
      <text:p text:style-name="P1"><text:tab/>En el apartado a) se dará muy a menudo ya que no espera a que ningun proceso hijo cierre para finalizar. Por otro lado en el apartadp b) espera que al menos uno de los procesos hijos cierre antes de de cerrar el proceso padre, esto causa que se de con menos frecuencia que otros procesos se quden huerfanos porque tienen tiempo adicional para cerrarse antes de que se cierre el padre.</text:p>
      <text:p text:style-name="P1"><text:tab/>Añadimos un apartado llamado ejercicio4<text:span text:style-name="T1">SinHuerfanos.c en el que hacemos que cada proceso diga su pid y el de su padre, además, nos aseguramos de que no quden procesos huerfanos.</text:span></text:p>
      <text:p text:style-name="P1"/>
      <text:p text:style-name="P3">Ejercicio 5:</text:p>
      <text:p text:style-name="P3"/>
      <text:p text:style-name="P5">Apartado a:</text:p>
      <text:p text:style-name="P3"><text:tab/><text:span text:style-name="T2">Para que cada proceso tuviera un único hijo tuvimos que agregar la condicion al bucle de que un proceso no tuviera hijos para mantenerse en el. </text:span><text:span text:style-name="T3">Luego agregamos un wait(NULL) con el que nos asegurasemos de que cada proceso esperase a su hijo para cerrarse.</text:span></text:p>
      <text:p text:style-name="P3"><text:span text:style-name="T3"><text:tab/>Podemos ver al ejecutar el programa como cada proceso que imprime su pid, tiene como padre el pid del proceso anterior debido a la ejecución secuencial. Esto no ocurre únicamente con el primer proceso que tiene como padre el proceso inicial del programa.</text:span></text:p>
      <text:p text:style-name="P3"><text:span text:style-name="T3"/></text:p>
      <text:p text:style-name="P6"><text:span text:style-name="T2">Apartado b:</text:span></text:p>
      <text:p text:style-name="P7"><text:span text:style-name="T2"><text:tab/>Ahora para mantenerse en el bucle agregamos la condición de que el proceso sea un proceso padre. Vamos creando los procesos hijos y los cerramos según se vaya imprimiendo su información.</text:span></text:p>
      <text:p text:style-name="P8"><text:span text:style-name="T2">Además, en el programa agregamos 3 waits(NULL) al final, de modo que tenga que esperar a que los tres procesos hijos creados finalicen antes de cerrar el proceso padre. </text:span></text:p>
      <text:p text:style-name="P7"><text:span text:style-name="T2"><text:tab/>Vemos que en efecto los tres procesos creados tienen el mismo padre, que sería el proceso inicial del programa.</text:span></text:p>
      <text:p text:style-name="P7"><text:span text:style-name="T2"/></text:p>
      <text:p text:style-name="P8">Ejercicio 6:</text:p>
      <text:p text:style-name="P8"><text:tab/><text:span text:style-name="T4">Como podemos ver en el programa solicitado, no se puede acceder al string que modifica el proceso hijo. Lo que ocurre es que en el momento del fork() todas las variables son duplicadas incluyendo la memoria asignada dinamicamente, de modo que esta memoria es independiente ahora para los dos procesos. Por esta razón, para no tener fugas de memoria es necesario liberarla tanto en el proceso padre como en el proceso hijo.</text:span></text:p>
      <text:p text:style-name="P8"><text:span text:style-name="T4"/></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32:57.580121178</meta:creation-date>
    <dc:date>2017-02-11T16:36:17.584292719</dc:date>
    <meta:editing-duration>PT28M2S</meta:editing-duration>
    <meta:editing-cycles>3</meta:editing-cycles>
    <meta:generator>LibreOffice/5.1.4.2$Linux_X86_64 LibreOffice_project/10m0$Build-2</meta:generator>
    <meta:document-statistic meta:table-count="0" meta:image-count="0" meta:object-count="0" meta:page-count="1" meta:paragraph-count="14" meta:word-count="395" meta:character-count="2274" meta:non-whitespace-character-count="1883"/>
  </office:meta>
</office:document-meta>
</file>